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mentContext.getJmx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anitizeString( String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mentContext.unregisterMBean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nagementContext.createCustomComponentMBeanName( String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mentContext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createObjectName( Map &lt; String , String &gt;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setJmxDomainName( String jmx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Context.registerMBean( ObjectName objectName , Object object , Class interfaceMBean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nagementContext.createObjectName( String domain , Map &lt; String , String &gt;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nagementContex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